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average-time-of-process-per-machine/" text:style-name="Internet_20_link" text:visited-style-name="Visited_20_Internet_20_Link"><text:span text:style-name="T1">1661. Average Time of Process per Machine</text:span></text:a></text:p>
      <text:section text:style-name="Sect1" text:name="headlessui-popover-button-:r3a:">
        <text:p text:style-name="Standard"/>
      </text:section>
      <text:p text:style-name="P4">Easy</text:p>
      <text:p text:style-name="P4">524</text:p>
      <text:p text:style-name="P4">50</text:p>
      <text:section text:style-name="Sect1" text:name="headlessui-popover-button-:r3h:">
        <text:p text:style-name="Standard"/>
      </text:section>
      <text:section text:style-name="Sect1" text:name="headlessui-popover-button-:r3k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Activity</text:span></text:span></text:p>
      <text:p text:style-name="P2">+----------------+---------+</text:p>
      <text:p text:style-name="P2">| Column Name <text:s text:c="3"/>| Type <text:s text:c="3"/>|</text:p>
      <text:p text:style-name="P2">+----------------+---------+</text:p>
      <text:p text:style-name="P2">| machine_id <text:s text:c="4"/>| int <text:s text:c="4"/>|</text:p>
      <text:p text:style-name="P2">| process_id <text:s text:c="4"/>| int <text:s text:c="4"/>|</text:p>
      <text:p text:style-name="P2">| activity_type <text:s/>| enum <text:s text:c="3"/>|</text:p>
      <text:p text:style-name="P2">| timestamp <text:s text:c="5"/>| float <text:s text:c="2"/>|</text:p>
      <text:p text:style-name="P2">+----------------+---------+</text:p>
      <text:p text:style-name="P2">The table shows the user activities for a factory website.</text:p>
      <text:p text:style-name="P2">(machine_id, process_id, activity_type) is the primary key of this table.</text:p>
      <text:p text:style-name="P2">machine_id is the ID of a machine.</text:p>
      <text:p text:style-name="P2">process_id is the ID of a process running on the machine with ID machine_id.</text:p>
      <text:p text:style-name="P2">activity_type is an ENUM of type ('start', 'end').</text:p>
      <text:p text:style-name="P2">timestamp is a float representing the current time in seconds.</text:p>
      <text:p text:style-name="P2">'start' means the machine starts the process at the given timestamp and 'end' means the machine ends the process at the given timestamp.</text:p>
      <text:p text:style-name="P1">The 'start' timestamp will always be before the 'end' timestamp for every (machine_id, process_id) pair.</text:p>
      <text:p text:style-name="P6"> </text:p>
      <text:p text:style-name="P5"><text:span text:style-name="T1">There is a factory website that has several machines each running the </text:span><text:span text:style-name="Strong_20_Emphasis"><text:span text:style-name="T1">same number of processes</text:span></text:span><text:span text:style-name="T1">. Write an SQL query to find the </text:span><text:span text:style-name="Strong_20_Emphasis"><text:span text:style-name="T1">average time</text:span></text:span><text:span text:style-name="T1"> each machine takes to complete a process.</text:span></text:p>
      <text:p text:style-name="P5"><text:span text:style-name="T1">The time to complete a process is the </text:span><text:span text:style-name="Source_20_Text"><text:span text:style-name="T2">'end' timestamp</text:span></text:span><text:span text:style-name="T1"> minus the </text:span><text:span text:style-name="Source_20_Text"><text:span text:style-name="T2">'start' timestamp</text:span></text:span><text:span text:style-name="T1">. The average time is calculated by the total time to complete every process on the machine divided by the number of processes that were run.</text:span></text:p>
      <text:p text:style-name="P5"><text:span text:style-name="T1">The resulting table should have the </text:span><text:span text:style-name="Source_20_Text"><text:span text:style-name="T2">machine_id</text:span></text:span><text:span text:style-name="T1"> along with the </text:span><text:span text:style-name="Strong_20_Emphasis"><text:span text:style-name="T1">average time</text:span></text:span><text:span text:style-name="T1"> as </text:span><text:span text:style-name="Source_20_Text"><text:span text:style-name="T2">processing_time</text:span></text:span><text:span text:style-name="T1">, which should be </text:span><text:span text:style-name="Strong_20_Emphasis"><text:span text:style-name="T1">rounded to 3 decimal places</text:span></text:span><text:span text:style-name="T1">.</text:span></text:p>
      <text:p text:style-name="P5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query 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<text:soft-page-break/>Activity table:</text:p>
      <text:p text:style-name="P2">+------------+------------+---------------+-----------+</text:p>
      <text:p text:style-name="P2">| machine_id | process_id | activity_type | timestamp |</text:p>
      <text:p text:style-name="P2">+------------+------------+---------------+-----------+</text:p>
      <text:p text:style-name="P2">| 0 <text:s text:c="9"/>| 0 <text:s text:c="9"/>| start <text:s text:c="8"/>| 0.712 <text:s text:c="4"/>|</text:p>
      <text:p text:style-name="P2">| 0 <text:s text:c="9"/>| 0 <text:s text:c="9"/>| end <text:s text:c="10"/>| 1.520 <text:s text:c="4"/>|</text:p>
      <text:p text:style-name="P2">| 0 <text:s text:c="9"/>| 1 <text:s text:c="9"/>| start <text:s text:c="8"/>| 3.140 <text:s text:c="4"/>|</text:p>
      <text:p text:style-name="P2">| 0 <text:s text:c="9"/>| 1 <text:s text:c="9"/>| end <text:s text:c="10"/>| 4.120 <text:s text:c="4"/>|</text:p>
      <text:p text:style-name="P2">| 1 <text:s text:c="9"/>| 0 <text:s text:c="9"/>| start <text:s text:c="8"/>| 0.550 <text:s text:c="4"/>|</text:p>
      <text:p text:style-name="P2">| 1 <text:s text:c="9"/>| 0 <text:s text:c="9"/>| end <text:s text:c="10"/>| 1.550 <text:s text:c="4"/>|</text:p>
      <text:p text:style-name="P2">| 1 <text:s text:c="9"/>| 1 <text:s text:c="9"/>| start <text:s text:c="8"/>| 0.430 <text:s text:c="4"/>|</text:p>
      <text:p text:style-name="P2">| 1 <text:s text:c="9"/>| 1 <text:s text:c="9"/>| end <text:s text:c="10"/>| 1.420 <text:s text:c="4"/>|</text:p>
      <text:p text:style-name="P2">| 2 <text:s text:c="9"/>| 0 <text:s text:c="9"/>| start <text:s text:c="8"/>| 4.100 <text:s text:c="4"/>|</text:p>
      <text:p text:style-name="P2">| 2 <text:s text:c="9"/>| 0 <text:s text:c="9"/>| end <text:s text:c="10"/>| 4.512 <text:s text:c="4"/>|</text:p>
      <text:p text:style-name="P2">| 2 <text:s text:c="9"/>| 1 <text:s text:c="9"/>| start <text:s text:c="8"/>| 2.500 <text:s text:c="4"/>|</text:p>
      <text:p text:style-name="P2">| 2 <text:s text:c="9"/>| 1 <text:s text:c="9"/>| end <text:s text:c="10"/>| 5.000 <text:s text:c="4"/>|</text:p>
      <text:p text:style-name="P2">+------------+------------+---------------+-----------+</text:p>
      <text:p text:style-name="P3"><text:span text:style-name="Strong_20_Emphasis"><text:span text:style-name="T1">Output:</text:span></text:span><text:span text:style-name="T1"> </text:span></text:p>
      <text:p text:style-name="P2">+------------+-----------------+</text:p>
      <text:p text:style-name="P2">| machine_id | processing_time |</text:p>
      <text:p text:style-name="P2">+------------+-----------------+</text:p>
      <text:p text:style-name="P2">| 0 <text:s text:c="9"/>| 0.894 <text:s text:c="10"/>|</text:p>
      <text:p text:style-name="P2">| 1 <text:s text:c="9"/>| 0.995 <text:s text:c="10"/>|</text:p>
      <text:p text:style-name="P2">| 2 <text:s text:c="9"/>| 1.456 <text:s text:c="10"/>|</text:p>
      <text:p text:style-name="P2">+------------+-----------------+</text:p>
      <text:p text:style-name="P3"><text:span text:style-name="Strong_20_Emphasis"><text:span text:style-name="T1">Explanation:</text:span></text:span><text:span text:style-name="T1"> </text:span></text:p>
      <text:p text:style-name="P2">There are 3 machines running 2 processes each.</text:p>
      <text:p text:style-name="P2">Machine 0's average time is ((1.520 - 0.712) + (4.120 - 3.140)) / 2 = 0.894</text:p>
      <text:p text:style-name="P2">Machine 1's average time is ((1.550 - 0.550) + (1.420 - 0.430)) / 2 = 0.995</text:p>
      <text:p text:style-name="P1">Machine 2's average time is ((4.512 - 4.100) + (5.000 - 2.500)) / 2 = 1.456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4:53:31.058000000</dc:date>
    <meta:editing-duration>PT2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62" meta:word-count="480" meta:character-count="2962" meta:non-whitespace-character-count="2099"/>
  </office:meta>
</office:document-meta>
</file>